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9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4895833333333333in"/>
    </style:style>
    <style:style style:name="co15" style:family="table-column">
      <style:table-column-properties fo:break-before="auto" style:column-width="1.3541666666666667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0.2">
            <text:p>30.2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2.6">
            <text:p>22.6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1.5">
            <text:p>11.5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4.3">
            <text:p>14.3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office:value-type="float" office:value="1294">
            <text:p>1294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Knife or cutting instrument 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933">
            <text:p>933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44">
            <text:p>44</text:p>
          </table:table-cell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Weapon Used on Officer(s)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3" office:value-type="string">
            <text:p>Knife/Cutting</text:p>
          </table:table-cell>
          <table:table-cell table:style-name="ce24" office:value-type="percentage" office:value="0.015">
            <text:p>1.50%</text:p>
          </table:table-cell>
        </table:table-row>
        <table:table-row table:style-name="ro2">
          <table:table-cell table:style-name="ce23" office:value-type="string">
            <text:p>Firearms</text:p>
          </table:table-cell>
          <table:table-cell table:style-name="ce24" office:value-type="percentage" office:value="0.025">
            <text:p>2.50%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percentage" office:value="0.034">
            <text:p>3.40%</text:p>
          </table:table-cell>
        </table:table-row>
        <table:table-row table:style-name="ro2">
          <table:table-cell table:style-name="ce23" office:value-type="string">
            <text:p>Other Weapon</text:p>
          </table:table-cell>
          <table:table-cell table:style-name="ce24" office:value-type="percentage" office:value="0.173">
            <text:p>17.30%</text:p>
          </table:table-cell>
        </table:table-row>
        <table:table-row table:style-name="ro2">
          <table:table-cell table:style-name="ce23" office:value-type="string">
            <text:p>Personal Weapons</text:p>
          </table:table-cell>
          <table:table-cell table:style-name="ce24" office:value-type="percentage" office:value="0.717">
            <text:p>71.7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36">
            <text:p>3.6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3">
            <text:p>27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94">
            <text:p>1294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10">
            <text:p>910</text:p>
          </table:table-cell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.1">
            <text:p>11.1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32.4">
            <text:p>32.4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31.1">
            <text:p>31.1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7">
            <text:p>17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89">
            <text:p>1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